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53a81" officeooo:paragraph-rsid="00053a8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d4293" officeooo:paragraph-rsid="000d429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1226b5" officeooo:paragraph-rsid="001226b5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53a81" officeooo:paragraph-rsid="00053a81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5e42f" officeooo:paragraph-rsid="0005e42f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6f162" officeooo:paragraph-rsid="0006f162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6f162" officeooo:paragraph-rsid="000810be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810be" officeooo:paragraph-rsid="000810be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98fb1" officeooo:paragraph-rsid="00098fb1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be50e" officeooo:paragraph-rsid="000be50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0be50e" officeooo:paragraph-rsid="000c4f5f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c4f5f" officeooo:paragraph-rsid="000c4f5f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0d4293" officeooo:paragraph-rsid="000d4293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0d5137" officeooo:paragraph-rsid="000d5137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0d8649" officeooo:paragraph-rsid="000d864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normal" officeooo:rsid="000d8649" officeooo:paragraph-rsid="000d8649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0f6625" officeooo:paragraph-rsid="000f662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normal" officeooo:rsid="000f6625" officeooo:paragraph-rsid="000f6625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0d9c9" officeooo:paragraph-rsid="0010d9c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weight="normal" officeooo:rsid="0010d9c9" officeooo:paragraph-rsid="0010d9c9" style:font-weight-asian="normal" style:font-weight-complex="normal"/>
    </style:style>
    <style:style style:name="T1" style:family="text">
      <style:text-properties officeooo:rsid="0005e42f"/>
    </style:style>
    <style:style style:name="T2" style:family="text">
      <style:text-properties officeooo:rsid="000b4d33"/>
    </style:style>
    <style:style style:name="T3" style:family="text">
      <style:text-properties officeooo:rsid="000be5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 – Lezione 15 – 20/05/2015</text:p>
      <text:p text:style-name="P1"/>
      <text:list xml:id="list7878084185581492324" text:style-name="L1">
        <text:list-item>
          <text:p text:style-name="P4">Bl. slide:<text:tab/><text:span text:style-name="T1">09 – Games/Games.pdf</text:span></text:p>
        </text:list-item>
        <text:list-item>
          <text:p text:style-name="P4">Sl. <text:span text:style-name="T1">23</text:span>:</text:p>
          <text:list>
            <text:list-item>
              <text:p text:style-name="P5">Dobbiamo capire come risolvere il problema della limitatezza delle risorse, ad esempio per il gioco degli scacchi una delle risorse più critiche è il tempo</text:p>
            </text:list-item>
            <text:list-item>
              <text:p text:style-name="P5">Nel caso del tris nella slide 5 l'albero di gioco non posso espanderlo completamente, altrimenti non finirei mai</text:p>
            </text:list-item>
          </text:list>
        </text:list-item>
        <text:list-item>
          <text:p text:style-name="P5">Sl. 24:</text:p>
          <text:list>
            <text:list-item>
              <text:p text:style-name="P5">Supponendo di trovarci dal lato dei bianchi, come vado a valutare la situazione migliore in cui posso trovarmi?</text:p>
            </text:list-item>
            <text:list-item>
              <text:p text:style-name="P5">Nella funzione di valutazione della slide, vengono associati dei pesi alle differenti pedine, ad es. la reg. ha peso maggiore in assoluto</text:p>
            </text:list-item>
            <text:list-item>
              <text:p text:style-name="P5">Il peso delle pedine può anche cambiare dinamicamente, con l'avanzamento della partita, perché ad esempio, il peso dell'alfiere aumenta avanzando nella partita</text:p>
            </text:list-item>
          </text:list>
        </text:list-item>
        <text:list-item>
          <text:p text:style-name="P6">Sl. 25:</text:p>
          <text:list>
            <text:list-item>
              <text:p text:style-name="P7">Nel caso dei giochi deterministici non è tanto importante il valore esatto della funzione di valutaz., ma l'ordinamento tra più valori (ad es. non mi interessa che A=3 e B=5, ma più che A&gt;B, come ordinamento)</text:p>
            </text:list-item>
          </text:list>
        </text:list-item>
        <text:list-item>
          <text:p text:style-name="P8">Sl. 26:</text:p>
          <text:list>
            <text:list-item>
              <text:p text:style-name="P8">Qua spiega esempi di giochi deterministici come ad esempio la dama. L'IA Chinook è stata perfezionata nel tempo, in modo che non possa mai perdere contro un umano, al massimo pareggiare. Questo perché non funziona con un algoritmo vero e proprio, ma tramite una memorizzazione di tutte le possibili mosse per una partita a dama con i pezzi &lt;=8, usando un approccio più simile ad un database che non ad un'ia con apprendimento vero e proprio</text:p>
            </text:list-item>
          </text:list>
        </text:list-item>
        <text:list-item>
          <text:p text:style-name="P8">Sl. 27:</text:p>
          <text:list>
            <text:list-item>
              <text:p text:style-name="P9">È un gioco non-deterministico, dove quindi l'ambiente non è completamente osservabile sin dall'inizio</text:p>
            </text:list-item>
          </text:list>
        </text:list-item>
        <text:list-item>
          <text:p text:style-name="P9">Sl. 28/<text:span text:style-name="T3">29</text:span></text:p>
          <text:list>
            <text:list-item>
              <text:p text:style-name="P9">L'albero di gioco va modificato, mettendo un ulter. livello tra min e max, chiamato chance, che mi dice che probabilità ho di arrivare da un punto all'altro</text:p>
            </text:list-item>
            <text:list-item>
              <text:p text:style-name="P9">Nella slide, considera il lancio della moneta</text:p>
            </text:list-item>
            <text:list-item>
              <text:p text:style-name="P9">Si usa in questi casi un algoritmo chiamato EXPECTIMIN<text:span text:style-name="T2">I</text:span>MAX che quello che fa è comportarsi normalmente nei nodi min e max, ma sul nodo chance va a fare una somma pesata sulla probabilità dei suoi successori, fa, ad es. fa 2*0,5+4*0,5 per il nodo piu a sinistra di min</text:p>
            </text:list-item>
          </text:list>
        </text:list-item>
        <text:list-item>
          <text:p text:style-name="P9">Sl. <text:span text:style-name="T3">30 ok</text:span></text:p>
        </text:list-item>
        <text:list-item>
          <text:p text:style-name="P10">Sl. 31</text:p>
          <text:list>
            <text:list-item>
              <text:p text:style-name="P10">Nel caso del non-determinismo, la ricerca alfa-beta non è più molto efficace perché a causa del nodo chance ho che il comportamento dell'algoritmo può variare, in questo caso le valutazioni è meglio che siano ESATTE</text:p>
            </text:list-item>
            <text:list-item>
              <text:p text:style-name="P12">La ricerca alfa-beta si può applicare se impongo che la funzione di valutazione è LIMITATA, nel senso che ha un max e un min prestabiliti, posso applicarla cercando il max e il min dinamicamente, andando a fare il pruning tramite l'alfa beta, anche se non è più tanto efficace come nel caso deterministico</text:p>
            </text:list-item>
          </text:list>
        </text:list-item>
      </text:list>
      <text:p text:style-name="P11"/>
      <text:p text:style-name="P2">INTERVALLO</text:p>
      <text:p text:style-name="P2"/>
      <text:list xml:id="list8941724724204569346" text:style-name="L2">
        <text:list-header>
          <text:p text:style-name="P13"/>
        </text:list-header>
        <text:list-item>
          <text:p text:style-name="P13"><text:soft-page-break/>Sl. 32:</text:p>
          <text:list>
            <text:list-item>
              <text:p text:style-name="P13">Nel caso peggiore, non deterministici e con informazioni imperfette, mi devo basare sul calcolo della probabilità riguardo le mosse migliori e le carte, ad esempio, che ha in mano l'avversario. Un'idea è calcolare il minimax per ciascun azione in ogni mano, e scegliere la mossa che mi da il risultato migliore, andando a valutare effettivamente un sottoinsieme di scelte possibili. Posso introdurre un ulteriore opzione di ottimalità, dove se una mossa è ottima per tutte le mani di carte, allora è ottima in assoluto.</text:p>
            </text:list-item>
            <text:list-item>
              <text:p text:style-name="P13">NOTA BENE PERÒ! Questa è teoricamente un'ottima considerazione, ma non è detto che nella realtà sia cosi!</text:p>
            </text:list-item>
          </text:list>
        </text:list-item>
        <text:list-item>
          <text:p text:style-name="P13">Sl. 33 a 35:</text:p>
          <text:list>
            <text:list-item>
              <text:p text:style-name="P13">L'esempio è molto semplificato, ci poniamo nel caso in cui giochiamo a carte scoperte</text:p>
            </text:list-item>
            <text:list-item>
              <text:p text:style-name="P14">Il cambiamento che c'è nei primi due casi è il seme (da 4 di cuori a 4 di quadri), ho che alla fine il cambio del seme è ininfluente al risultato finale</text:p>
            </text:list-item>
            <text:list-item>
              <text:p text:style-name="P14">Nel terzo caso però non so proprio il seme! E infatti in un caso vince e in un altro perde</text:p>
            </text:list-item>
            <text:list-item>
              <text:p text:style-name="P14">Questo nel caso del bridge a carte scoperte, figurati senza sapere le carte!</text:p>
            </text:list-item>
          </text:list>
        </text:list-item>
        <text:list-item>
          <text:p text:style-name="P14">Sl. 36 a 38:</text:p>
          <text:list>
            <text:list-item>
              <text:p text:style-name="P14">Dai primi due esempi capiamo che, avendo tutte le informazioni, è possibile fare una scelta ottima, ma nel terzo caso, se sbaglio a scegliere posso anche morire!</text:p>
            </text:list-item>
          </text:list>
        </text:list-item>
        <text:list-item>
          <text:p text:style-name="P15">Sl. 39</text:p>
          <text:list>
            <text:list-item>
              <text:p text:style-name="P15">Con l'osservabilità parziale non possiamo fare le ipotesi viste sopra sull'ottimalità della scelta, proprio perché non conosco tutte le informazioni.</text:p>
            </text:list-item>
            <text:list-item>
              <text:p text:style-name="P17">Anche la scelta casuale è ragionevole, nel caso in cui si gioca in solitaria contro un avversario, poiché nascondo le mie informazioni, confondendo l'avversario</text:p>
            </text:list-item>
          </text:list>
        </text:list-item>
      </text:list>
      <text:p text:style-name="P16"/>
      <text:list xml:id="list181614029564782" text:continue-numbering="true" text:style-name="L2">
        <text:list-item>
          <text:p text:style-name="P17">Bl. slide d'ora in poi:<text:tab/><text:tab/>09 - <text:s/>Games/SAIO.pdf</text:p>
        </text:list-item>
      </text:list>
      <text:p text:style-name="P18"/>
      <text:list xml:id="list181614190331088" text:continue-numbering="true" text:style-name="L2">
        <text:list-item>
          <text:p text:style-name="P17">Sl. 2:</text:p>
          <text:list>
            <text:list-item>
              <text:p text:style-name="P17">L'approccio che ha usato il creatore è da un lato un DB, dall'altro un modo per restringere l'insieme delle possibili mosse ottimali che poteva utilizzare</text:p>
            </text:list-item>
          </text:list>
        </text:list-item>
        <text:list-item>
          <text:p text:style-name="P17">Sl. 4</text:p>
          <text:list>
            <text:list-item>
              <text:p text:style-name="P17">I livelli sono 60, uno per ogni pedina che posso mettere sulla plancia (60 perché 4 gia so piazzate, la plancia è 8x8)</text:p>
            </text:list-item>
            <text:list-item>
              <text:p text:style-name="P17">Il branching factor a livello due viene fatto con una media 10 possibili mosse per ogni nodo</text:p>
            </text:list-item>
          </text:list>
        </text:list-item>
        <text:list-item>
          <text:p text:style-name="P17">Sl. 5</text:p>
          <text:list>
            <text:list-item>
              <text:p text:style-name="P17">La funzione di valutaz. qui funz. come negli scacchi che abbiamo visto sopra, assegnando un peso particolare alle varie configurazioni</text:p>
            </text:list-item>
          </text:list>
        </text:list-item>
        <text:list-item>
          <text:p text:style-name="P19">Sl. 6</text:p>
          <text:list>
            <text:list-item>
              <text:p text:style-name="P19">Il value sull'asse x è il valore della funz. di valutaz.</text:p>
            </text:list-item>
          </text:list>
        </text:list-item>
      </text:list>
      <text:p text:style-name="P20"/>
      <text:p text:style-name="P3">FINE LE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lo </meta:initial-creator>
    <meta:creation-date>2015-05-20T16:34:32.800233017</meta:creation-date>
    <dc:date>2015-05-20T18:16:12.937179324</dc:date>
    <dc:creator>Cralo </dc:creator>
    <meta:editing-duration>PT1H39M56S</meta:editing-duration>
    <meta:editing-cycles>14</meta:editing-cycles>
    <meta:generator>LibreOffice/4.2.8.2$Linux_x86 LibreOffice_project/420m0$Build-2</meta:generator>
    <meta:document-statistic meta:table-count="0" meta:image-count="0" meta:object-count="0" meta:page-count="2" meta:paragraph-count="49" meta:word-count="850" meta:character-count="4751" meta:non-whitespace-character-count="3990"/>
  </office:meta>
</office:document-meta>
</file>